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Version.getContainingHis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.getPredeces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.getCre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.getSucces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Version.getVersionArray( RemoteVersion [ ] remo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Version.ClientVersion( Session session , RemoteVersion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